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dc845" officeooo:paragraph-rsid="001dc845" style:font-weight-asian="bold" style:font-weight-complex="bold"/>
    </style:style>
    <style:style style:name="P2" style:family="paragraph" style:parent-style-name="Standard">
      <style:text-properties fo:font-size="22pt" fo:font-weight="normal" officeooo:rsid="001b92a5" officeooo:paragraph-rsid="001b92a5" style:font-weight-asian="normal" style:font-weight-complex="normal"/>
    </style:style>
    <style:style style:name="P3" style:family="paragraph" style:parent-style-name="Standard">
      <style:text-properties fo:font-size="22pt" fo:font-weight="normal" officeooo:rsid="001d5d9a" officeooo:paragraph-rsid="001d5d9a" style:font-weight-asian="normal" style:font-weight-complex="normal"/>
    </style:style>
    <style:style style:name="P4" style:family="paragraph" style:parent-style-name="Standard">
      <style:text-properties fo:font-size="22pt" fo:font-weight="normal" officeooo:rsid="001dc845" officeooo:paragraph-rsid="001dc845" style:font-weight-asian="normal" style:font-weight-complex="normal"/>
    </style:style>
    <style:style style:name="P5" style:family="paragraph" style:parent-style-name="Standard">
      <style:text-properties fo:font-size="22pt" fo:font-weight="normal" officeooo:rsid="001f15ff" officeooo:paragraph-rsid="001f15ff" style:font-weight-asian="normal" style:font-weight-complex="normal"/>
    </style:style>
    <style:style style:name="P6" style:family="paragraph" style:parent-style-name="Standard">
      <style:text-properties fo:font-size="22pt" fo:font-weight="normal" officeooo:rsid="0020acb7" officeooo:paragraph-rsid="0020acb7" style:font-weight-asian="normal" style:font-weight-complex="normal"/>
    </style:style>
    <style:style style:name="P7" style:family="paragraph" style:parent-style-name="Standard">
      <style:text-properties fo:font-size="22pt" fo:font-weight="normal" officeooo:rsid="0021c2a1" officeooo:paragraph-rsid="0021c2a1" style:font-weight-asian="normal" style:font-weight-complex="normal"/>
    </style:style>
    <style:style style:name="P8" style:family="paragraph" style:parent-style-name="Standard">
      <style:text-properties fo:font-size="22pt" fo:font-weight="normal" officeooo:rsid="002af500" officeooo:paragraph-rsid="002af500" style:font-weight-asian="normal" style:font-weight-complex="normal"/>
    </style:style>
    <style:style style:name="P9" style:family="paragraph" style:parent-style-name="Standard">
      <style:text-properties fo:font-size="22pt" fo:font-weight="normal" officeooo:rsid="002af500" officeooo:paragraph-rsid="0033418c" style:font-weight-asian="normal" style:font-weight-complex="normal"/>
    </style:style>
    <style:style style:name="P10" style:family="paragraph" style:parent-style-name="Standard">
      <style:text-properties fo:font-size="22pt" style:text-underline-style="solid" style:text-underline-width="auto" style:text-underline-color="font-color" fo:font-weight="bold" officeooo:rsid="002af500" officeooo:paragraph-rsid="002af500" style:font-weight-asian="bold" style:font-weight-complex="bold"/>
    </style:style>
    <style:style style:name="P11" style:family="paragraph" style:parent-style-name="Standard">
      <style:text-properties fo:font-size="22pt" style:text-underline-style="solid" style:text-underline-width="auto" style:text-underline-color="font-color" fo:font-weight="bold" officeooo:rsid="002f2d22" officeooo:paragraph-rsid="002f2d22" style:font-weight-asian="bold" style:font-weight-complex="bold"/>
    </style:style>
    <style:style style:name="P12" style:family="paragraph" style:parent-style-name="Standard">
      <style:text-properties fo:font-size="22pt" style:text-underline-style="none" fo:font-weight="normal" officeooo:rsid="002d4aeb" officeooo:paragraph-rsid="002d4aeb" style:font-weight-asian="normal" style:font-weight-complex="normal"/>
    </style:style>
    <style:style style:name="P13" style:family="paragraph" style:parent-style-name="Standard">
      <style:text-properties fo:font-size="22pt" style:text-underline-style="none" fo:font-weight="normal" officeooo:rsid="002d4aeb" officeooo:paragraph-rsid="002f2d22" style:font-weight-asian="normal" style:font-weight-complex="normal"/>
    </style:style>
    <style:style style:name="P14" style:family="paragraph" style:parent-style-name="Standard">
      <style:text-properties fo:font-size="22pt" style:text-underline-style="none" fo:font-weight="normal" officeooo:rsid="002d4aeb" officeooo:paragraph-rsid="0033418c" style:font-weight-asian="normal" style:font-weight-complex="normal"/>
    </style:style>
    <style:style style:name="P15" style:family="paragraph" style:parent-style-name="Standard">
      <style:text-properties fo:font-size="22pt" style:text-underline-style="none" fo:font-weight="normal" officeooo:rsid="002f2d22" officeooo:paragraph-rsid="002f2d22" style:font-weight-asian="normal" style:font-weight-complex="normal"/>
    </style:style>
    <style:style style:name="P16" style:family="paragraph" style:parent-style-name="Standard">
      <style:text-properties fo:font-size="22pt" style:text-underline-style="none" fo:font-weight="normal" officeooo:rsid="00312ec5" officeooo:paragraph-rsid="00312ec5" style:font-weight-asian="normal" style:font-weight-complex="normal"/>
    </style:style>
    <style:style style:name="P17" style:family="paragraph" style:parent-style-name="Standard">
      <style:text-properties fo:font-size="22pt" style:text-underline-style="none" fo:font-weight="normal" officeooo:rsid="0033251c" officeooo:paragraph-rsid="0033251c" style:font-weight-asian="normal" style:font-weight-complex="normal"/>
    </style:style>
    <style:style style:name="P18" style:family="paragraph" style:parent-style-name="Standard">
      <style:text-properties fo:font-size="22pt" style:text-underline-style="none" fo:font-weight="normal" officeooo:rsid="00345202" officeooo:paragraph-rsid="00345202" style:font-weight-asian="normal" style:font-weight-complex="normal"/>
    </style:style>
    <style:style style:name="P19" style:family="paragraph" style:parent-style-name="Standard">
      <style:text-properties fo:font-size="22pt" fo:font-style="italic" style:text-underline-style="none" fo:font-weight="normal" officeooo:rsid="002f2d22" officeooo:paragraph-rsid="002f2d22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ize="22pt" fo:font-style="italic" style:text-underline-style="none" fo:font-weight="normal" officeooo:rsid="002d4aeb" officeooo:paragraph-rsid="0033418c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ize="22pt" fo:font-style="italic" fo:font-weight="normal" officeooo:rsid="002af500" officeooo:paragraph-rsid="002af500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ize="22pt" fo:font-style="italic" fo:font-weight="normal" officeooo:rsid="002af500" officeooo:paragraph-rsid="0033418c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ize="22pt" fo:font-style="italic" fo:font-weight="normal" officeooo:rsid="001dc845" officeooo:paragraph-rsid="001dc845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ize="22pt" fo:font-style="italic" fo:font-weight="normal" officeooo:rsid="001d5d9a" officeooo:paragraph-rsid="001d5d9a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ize="22pt" fo:font-style="italic" fo:font-weight="normal" officeooo:rsid="001b92a5" officeooo:paragraph-rsid="001b92a5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ize="22pt" fo:font-style="normal" fo:font-weight="normal" officeooo:rsid="001d5d9a" officeooo:paragraph-rsid="001d5d9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ize="24pt" fo:font-weight="bold" officeooo:rsid="001b92a5" officeooo:paragraph-rsid="001b92a5" style:font-weight-asian="bold" style:font-weight-complex="bold"/>
    </style:style>
    <style:style style:name="P28" style:family="paragraph" style:parent-style-name="Standard">
      <style:text-properties fo:font-size="24pt" fo:font-weight="bold" officeooo:rsid="001d5d9a" officeooo:paragraph-rsid="001d5d9a" style:font-weight-asian="bold" style:font-weight-complex="bold"/>
    </style:style>
    <style:style style:name="P29" style:family="paragraph" style:parent-style-name="Standard">
      <style:text-properties fo:font-size="24pt" fo:font-weight="bold" officeooo:rsid="001f15ff" officeooo:paragraph-rsid="001f15ff" style:font-weight-asian="bold" style:font-weight-complex="bold"/>
    </style:style>
    <style:style style:name="P30" style:family="paragraph" style:parent-style-name="Standard">
      <style:text-properties fo:font-size="24pt" fo:font-weight="bold" officeooo:rsid="0021c2a1" officeooo:paragraph-rsid="0021c2a1" style:font-weight-asian="bold" style:font-weight-complex="bold"/>
    </style:style>
    <style:style style:name="P31" style:family="paragraph" style:parent-style-name="Standard">
      <style:text-properties fo:font-size="24pt" style:text-underline-style="none" fo:font-weight="bold" officeooo:rsid="002d4aeb" officeooo:paragraph-rsid="002d4aeb" style:font-weight-asian="bold" style:font-weight-complex="bold"/>
    </style:style>
    <style:style style:name="P32" style:family="paragraph" style:parent-style-name="Standard">
      <style:text-properties officeooo:rsid="003025df" officeooo:paragraph-rsid="003025df"/>
    </style:style>
    <style:style style:name="P33" style:family="paragraph" style:parent-style-name="Standard">
      <style:text-properties officeooo:paragraph-rsid="0033251c"/>
    </style:style>
    <style:style style:name="P34" style:family="paragraph" style:parent-style-name="Standard">
      <style:text-properties officeooo:paragraph-rsid="0033418c"/>
    </style:style>
    <style:style style:name="P35" style:family="paragraph" style:parent-style-name="Standard">
      <style:text-properties officeooo:rsid="0033418c" officeooo:paragraph-rsid="0033418c"/>
    </style:style>
    <style:style style:name="P36" style:family="paragraph" style:parent-style-name="Standard">
      <style:text-properties fo:font-style="italic" officeooo:paragraph-rsid="003025df" style:font-style-asian="italic" style:font-style-complex="italic"/>
    </style:style>
    <style:style style:name="P37" style:family="paragraph" style:parent-style-name="Standard">
      <style:text-properties style:text-underline-style="none" fo:font-weight="normal" officeooo:rsid="0033418c" officeooo:paragraph-rsid="0033418c" style:font-weight-asian="normal" style:font-weight-complex="normal"/>
    </style:style>
    <style:style style:name="P38" style:family="paragraph" style:parent-style-name="Standard">
      <style:text-properties fo:font-size="22pt" style:text-underline-style="none" fo:font-weight="bold" officeooo:rsid="00312ec5" officeooo:paragraph-rsid="00312ec5" style:font-weight-asian="bold" style:font-weight-complex="bold"/>
    </style:style>
    <style:style style:name="P39" style:family="paragraph" style:parent-style-name="Standard">
      <style:text-properties fo:font-size="22pt" style:text-underline-style="none" fo:font-weight="bold" officeooo:rsid="003025df" officeooo:paragraph-rsid="003025df" style:font-weight-asian="bold" style:font-weight-complex="bold"/>
    </style:style>
    <style:style style:name="P40" style:family="paragraph" style:parent-style-name="Standard">
      <style:text-properties fo:font-size="22pt" style:text-underline-style="none" fo:font-weight="bold" officeooo:rsid="0033251c" officeooo:paragraph-rsid="0033251c" style:font-weight-asian="bold" style:font-weight-complex="bold"/>
    </style:style>
    <style:style style:name="P41" style:family="paragraph" style:parent-style-name="Standard">
      <style:text-properties fo:font-size="22pt" style:text-underline-style="none" fo:font-weight="normal" officeooo:rsid="002f2d22" officeooo:paragraph-rsid="003025df" style:font-weight-asian="normal" style:font-weight-complex="normal"/>
    </style:style>
    <style:style style:name="P42" style:family="paragraph" style:parent-style-name="Standard">
      <style:text-properties fo:font-size="22pt" style:text-underline-style="none" fo:font-weight="normal" officeooo:rsid="002f2d22" officeooo:paragraph-rsid="002f2d22" style:font-weight-asian="normal" style:font-weight-complex="normal"/>
    </style:style>
    <style:style style:name="P43" style:family="paragraph" style:parent-style-name="Standard">
      <style:text-properties fo:font-size="22pt" style:text-underline-style="none" fo:font-weight="normal" officeooo:rsid="003025df" officeooo:paragraph-rsid="0033251c" style:font-weight-asian="normal" style:font-weight-complex="normal"/>
    </style:style>
    <style:style style:name="P44" style:family="paragraph" style:parent-style-name="Standard">
      <style:text-properties fo:font-size="22pt" style:text-underline-style="none" fo:font-weight="normal" officeooo:rsid="003025df" officeooo:paragraph-rsid="003025df" style:font-weight-asian="normal" style:font-weight-complex="normal"/>
    </style:style>
    <style:style style:name="P45" style:family="paragraph" style:parent-style-name="Standard">
      <style:text-properties fo:font-size="22pt" style:text-underline-style="none" fo:font-weight="normal" officeooo:rsid="0033418c" officeooo:paragraph-rsid="0033418c" style:font-weight-asian="normal" style:font-weight-complex="normal"/>
    </style:style>
    <style:style style:name="P46" style:family="paragraph" style:parent-style-name="Standard">
      <style:text-properties fo:font-size="22pt" style:text-underline-style="none" fo:font-weight="normal" officeooo:rsid="003347f2" officeooo:paragraph-rsid="0033418c" style:font-weight-asian="normal" style:font-weight-complex="normal"/>
    </style:style>
    <style:style style:name="P47" style:family="paragraph" style:parent-style-name="Standard">
      <style:text-properties fo:font-size="22pt" style:text-underline-style="none" fo:font-weight="normal" officeooo:rsid="003347f2" officeooo:paragraph-rsid="003347f2" style:font-weight-asian="normal" style:font-weight-complex="normal"/>
    </style:style>
    <style:style style:name="P48" style:family="paragraph" style:parent-style-name="Standard">
      <style:text-properties fo:font-size="22pt" style:text-underline-style="solid" style:text-underline-width="auto" style:text-underline-color="font-color" fo:font-weight="bold" officeooo:rsid="002f2d22" officeooo:paragraph-rsid="002f2d22" style:font-weight-asian="bold" style:font-weight-complex="bold"/>
    </style:style>
    <style:style style:name="P49" style:family="paragraph" style:parent-style-name="Standard">
      <style:text-properties fo:font-size="22pt" style:text-underline-style="solid" style:text-underline-width="auto" style:text-underline-color="font-color" fo:font-weight="bold" officeooo:rsid="0033418c" officeooo:paragraph-rsid="0033418c" style:font-weight-asian="bold" style:font-weight-complex="bold"/>
    </style:style>
    <style:style style:name="P50" style:family="paragraph" style:parent-style-name="Standard">
      <style:text-properties fo:font-size="22pt" fo:font-style="italic" style:text-underline-style="none" fo:font-weight="normal" officeooo:rsid="003025df" officeooo:paragraph-rsid="003025df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ize="22pt" fo:font-style="italic" style:text-underline-style="none" fo:font-weight="normal" officeooo:rsid="003719f4" officeooo:paragraph-rsid="003719f4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ize="22pt" fo:font-style="normal" style:text-underline-style="none" fo:font-weight="normal" officeooo:rsid="003719f4" officeooo:paragraph-rsid="003719f4" style:font-style-asian="normal" style:font-weight-asian="normal" style:font-style-complex="normal" style:font-weight-complex="normal"/>
    </style:style>
    <style:style style:name="T1" style:family="text">
      <style:text-properties officeooo:rsid="001dc845"/>
    </style:style>
    <style:style style:name="T2" style:family="text">
      <style:text-properties officeooo:rsid="00222b05"/>
    </style:style>
    <style:style style:name="T3" style:family="text">
      <style:text-properties officeooo:rsid="002af500"/>
    </style:style>
    <style:style style:name="T4" style:family="text">
      <style:text-properties officeooo:rsid="002bd555"/>
    </style:style>
    <style:style style:name="T5" style:family="text">
      <style:text-properties officeooo:rsid="002f2d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2pt"/>
    </style:style>
    <style:style style:name="T9" style:family="text">
      <style:text-properties fo:font-size="22pt" style:text-underline-style="none" fo:font-weight="normal" style:font-weight-asian="normal" style:font-weight-complex="normal"/>
    </style:style>
    <style:style style:name="T10" style:family="text">
      <style:text-properties fo:font-size="22pt" style:text-underline-style="none" fo:font-weight="normal" officeooo:rsid="002f2d22" style:font-weight-asian="normal" style:font-weight-complex="normal"/>
    </style:style>
    <style:style style:name="T11" style:family="text">
      <style:text-properties fo:font-size="22pt" style:text-underline-style="none" fo:font-weight="normal" officeooo:rsid="003025df" style:font-weight-asian="normal" style:font-weight-complex="normal"/>
    </style:style>
    <style:style style:name="T12" style:family="text">
      <style:text-properties fo:font-size="22pt" style:text-underline-style="none" fo:font-weight="normal" officeooo:rsid="0033251c" style:font-weight-asian="normal" style:font-weight-complex="normal"/>
    </style:style>
    <style:style style:name="T13" style:family="text">
      <style:text-properties fo:font-size="22pt" style:text-underline-style="none" fo:font-weight="normal" officeooo:rsid="00312ec5" style:font-weight-asian="normal" style:font-weight-complex="normal"/>
    </style:style>
    <style:style style:name="T14" style:family="text">
      <style:text-properties fo:font-size="22pt" style:text-underline-style="none" fo:font-weight="normal" officeooo:rsid="0033418c" style:font-weight-asian="normal" style:font-weight-complex="normal"/>
    </style:style>
    <style:style style:name="T15" style:family="text">
      <style:text-properties fo:font-size="22pt" style:text-underline-style="none" fo:font-weight="normal" officeooo:rsid="00345202" style:font-weight-asian="normal" style:font-weight-complex="normal"/>
    </style:style>
    <style:style style:name="T16" style:family="text">
      <style:text-properties fo:font-size="22pt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ize="22pt" fo:font-style="italic" style:text-underline-style="none" fo:font-weight="normal" officeooo:rsid="0033251c" style:font-style-asian="italic" style:font-weight-asian="normal" style:font-style-complex="italic" style:font-weight-complex="normal"/>
    </style:style>
    <style:style style:name="T18" style:family="text">
      <style:text-properties fo:font-size="22pt" officeooo:rsid="003347f2"/>
    </style:style>
    <style:style style:name="T19" style:family="text">
      <style:text-properties officeooo:rsid="003025df"/>
    </style:style>
    <style:style style:name="T20" style:family="text">
      <style:text-properties officeooo:rsid="0033418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597f3"/>
    </style:style>
    <style:style style:name="T23" style:family="text">
      <style:text-properties officeooo:rsid="003719f4"/>
    </style:style>
    <style:style style:name="T24" style:family="text">
      <style:text-properties officeooo:rsid="003832dc"/>
    </style:style>
    <style:style style:name="T25" style:family="text">
      <style:text-properties officeooo:rsid="00394157"/>
    </style:style>
    <style:style style:name="T26" style:family="text">
      <style:text-properties officeooo:rsid="003ab5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Your best friend:</text:p>
      <text:p text:style-name="P2">After Google, is the help() function that returns useful documentation of an object.</text:p>
      <text:p text:style-name="P2">Example:</text:p>
      <text:p text:style-name="P25">help(int), help(str)…</text:p>
      <text:p text:style-name="P2"/>
      <text:p text:style-name="P2"/>
      <text:p text:style-name="P28">List comprehension:</text:p>
      <text:p text:style-name="P3">Creates a new list by applying an expression to each item in a sequence:</text:p>
      <text:p text:style-name="P10">eg:</text:p>
      <text:p text:style-name="P24">x = [c + ‘a’ for c in “lo<text:span text:style-name="T1">l</text:span>”]</text:p>
      <text:p text:style-name="P26"><text:span text:style-name="T20">#which is </text:span>[‘la’, ‘oa’, ‘la’]</text:p>
      <text:p text:style-name="P3"/>
      <text:p text:style-name="P3">The manual <text:span text:style-name="T1">alternative (slower):</text:span></text:p>
      <text:p text:style-name="P23">x = []</text:p>
      <text:p text:style-name="P23">for c in “lol”:</text:p>
      <text:p text:style-name="P23"><text:tab/>x.append(c + ‘a’)</text:p>
      <text:p text:style-name="P4"/>
      <text:p text:style-name="P1">*Python deals only in object references!</text:p>
      <text:p text:style-name="P4"/>
      <text:p text:style-name="P4">*Changing an object in place means to overwrite its former value, instead of creating a new object.</text:p>
      <text:p text:style-name="P4"/>
      <text:p text:style-name="P4">*Changing an object in place impacts all the references to the same object (eg: lists)</text:p>
      <text:p text:style-name="P4"/>
      <text:p text:style-name="P1"/>
      <text:p text:style-name="P29"><text:soft-page-break/>Slice assignments:</text:p>
      <text:p text:style-name="P5">It could be understood as such:</text:p>
      <text:p text:style-name="P5">1. First the selected slice is deleted</text:p>
      <text:p text:style-name="P5">2. It is replaced by the assigned value</text:p>
      <text:p text:style-name="P5">With that said, the inserted value’s length does not have to match the deleted one’s</text:p>
      <text:p text:style-name="P6"/>
      <text:p text:style-name="P6">*index = offset</text:p>
      <text:p text:style-name="P6"/>
      <text:p text:style-name="P30">Dictionaries:</text:p>
      <text:p text:style-name="P7">Also called associative arrays or hashes, are unordered <text:s/>collections of key:value pairs. The order in which a dictionary is first assigned with will always be different because of the hashing operation for fast retrieval (keys get reordered in memory), the order is said to be pseudo-random (it’s not truly random, it could be deciphered) </text:p>
      <text:p text:style-name="P7"/>
      <text:p text:style-name="P7">*<text:span text:style-name="T2">Mutable objects can be changed in-place (dictionaries, lists, </text:span><text:span text:style-name="T3">sets</text:span><text:span text:style-name="T2">…) unlike immutable ones (strings, </text:span><text:span text:style-name="T3">tuples</text:span><text:span text:style-name="T2">…)</text:span></text:p>
      <text:p text:style-name="P7"/>
      <text:p text:style-name="P7">*<text:span text:style-name="T3">Dict keys can be any immutable object (integers, tuples, strings…)</text:span></text:p>
      <text:p text:style-name="P7"/>
      <text:p text:style-name="P7">*<text:span text:style-name="T3">Dicts are more flexible than lists in a way that you can assign new values by referencing nonexistent keys</text:span></text:p>
      <text:p text:style-name="P10">eg:</text:p>
      <text:p text:style-name="P21"><text:soft-page-break/>x = ['hello', 'there]</text:p>
      <text:p text:style-name="P22">x[50] = 'world'</text:p>
      <text:p text:style-name="P9">#Raises an error index out of range</text:p>
      <text:p text:style-name="P8"/>
      <text:p text:style-name="P21">y = {}</text:p>
      <text:p text:style-name="P8"><text:span text:style-name="T21">y[99] <text:s/>= 'yoooo' </text:span><text:tab/>#is a valid statement {99: 'yoooo'}</text:p>
      <text:p text:style-name="P8"/>
      <text:p text:style-name="P8"/>
      <text:p text:style-name="P8">*You can seperate one-line statements with ";"</text:p>
      <text:p text:style-name="P10">eg:</text:p>
      <text:p text:style-name="P21">x = 30; y = 50; a = "YO"</text:p>
      <text:p text:style-name="P8"/>
      <text:p text:style-name="P8">*<text:span text:style-name="T4">Classes/Objects group data and logic</text:span></text:p>
      <text:p text:style-name="P8"/>
      <text:p text:style-name="P31">Naming convention:</text:p>
      <text:p text:style-name="P12">-Variable names do not start with an uppercase or a number</text:p>
      <text:p text:style-name="P12">-All variables must be lowercase</text:p>
      <text:p text:style-name="P12">-Long variable names are seperated with an underscore (we don't use camelCase or hyphens)</text:p>
      <text:p text:style-name="P14">-There are no constants in Python, we just set variables that we don't change and note them as:</text:p>
      <text:p text:style-name="P14"/>
      <text:p text:style-name="P20"><text:s/>THIS_IS_A_CONSTANT = 'Bear'</text:p>
      <text:p text:style-name="P14"/>
      <text:p text:style-name="P12">-Leave two blank lines before and after function declaration</text:p>
      <text:p text:style-name="P12"><text:soft-page-break/>-Class names should capitalize the first letter of each word</text:p>
      <text:p text:style-name="P12">*Factory functions return objects and thus act like class definitions</text:p>
      <text:p text:style-name="P12">-Factory functions names comply to the same rule as classes'</text:p>
      <text:p text:style-name="P13"><text:span text:style-name="T5">-There is no private class properties in Python, each on could be modified; they can all be accessed from anywhere. To indicate that a property must be treated as a private one </text:span><text:span text:style-name="T19">(should only be accessed within the class's scope)</text:span><text:span text:style-name="T5">, we name them prefixed with an underscore.</text:span></text:p>
      <text:p text:style-name="P16"/>
      <text:p text:style-name="P16">*<text:span text:style-name="T6">Double underscore is called dunder (__var is leading dunder whereas __var__ is enclosing dunder)</text:span></text:p>
      <text:p text:style-name="P38"/>
      <text:p text:style-name="P11">eg:</text:p>
      <text:p text:style-name="P36"><text:span text:style-name="T10">_</text:span><text:span text:style-name="T11">private_shit</text:span><text:span text:style-name="T10"> = "another thing"</text:span></text:p>
      <text:p text:style-name="P41">#this is inside of a class </text:p>
      <text:p text:style-name="P17">#this is a convention, python does not enforce it, meaning it won't raise an error if you <text:span text:style-name="T20">try</text:span> access<text:span text:style-name="T20">ing</text:span> this variable <text:span text:style-name="T20">from outside the class scope</text:span></text:p>
      <text:p text:style-name="P18">#If this module gets imported, the variable does not get imported</text:p>
      <text:p text:style-name="P13">*<text:span text:style-name="T5">Conflicting names are variables that hold keyword names (taken names by Python)</text:span></text:p>
      <text:p text:style-name="P13">*<text:span text:style-name="T5">You can list Python's keywords with:</text:span></text:p>
      <text:p text:style-name="P13"><text:soft-page-break/></text:p>
      <text:p text:style-name="P19">import keyword</text:p>
      <text:p text:style-name="P15"><text:span text:style-name="T21">print(keyword.kwlist)</text:span> <text:tab/><text:tab/>#returns a list</text:p>
      <text:p text:style-name="P13"/>
      <text:p text:style-name="P13">-<text:span text:style-name="T5">If you can't find a better variable name than a keyword one, suffix an underscore:</text:span></text:p>
      <text:p text:style-name="P11">eg:</text:p>
      <text:p text:style-name="P15">def_ = 500</text:p>
      <text:p text:style-name="P15"/>
      <text:p text:style-name="P33"><text:span text:style-name="T10">*</text:span><text:span text:style-name="T11">If you want to extend a class to another and avoid conflict with variables having the same name you add two leading underscores</text:span><text:span text:style-name="T12">. It enforces </text:span><text:span text:style-name="T14">P</text:span><text:span text:style-name="T12">ython to keep it private; </text:span><text:span text:style-name="T14">Python changes the name of the variable to simulate private attributes:</text:span></text:p>
      <text:p text:style-name="P33"><text:span text:style-name="T12">T</text:span><text:span text:style-name="T11">o access the </text:span><text:span text:style-name="T12">variable</text:span><text:span text:style-name="T11">, you must:</text:span></text:p>
      <text:p text:style-name="P43"/>
      <text:p text:style-name="P50">instance_of_the_class._ClassName.__variable</text:p>
      <text:p text:style-name="P39"/>
      <text:p text:style-name="P34"><text:span text:style-name="T9">#Which is discouraged. </text:span><text:span text:style-name="T13">To access private properties from outside </text:span><text:span text:style-name="T14">of a</text:span><text:span text:style-name="T13"> class, we define a method that returns that property.</text:span></text:p>
      <text:p text:style-name="P35"><text:span text:style-name="T13">#</text:span><text:span text:style-name="T9">Python changes the names of </text:span></text:p>
      <text:p text:style-name="P40">!!instance_of_the_class IS AN OBJET</text:p>
      <text:p text:style-name="P40"/>
      <text:p text:style-name="P32"><text:span text:style-name="T9">Try using </text:span><text:span text:style-name="T16">dir(instance_of_class)</text:span><text:span text:style-name="T9"> to notice the difference</text:span></text:p>
      <text:p text:style-name="P44"/>
      <text:p text:style-name="P32"><text:soft-page-break/><text:span text:style-name="T9">*</text:span><text:span text:style-name="T17">dir()</text:span><text:span text:style-name="T12"> prints the namespace of the current python's file; namespace stores all names of attributes, classes and methods</text:span></text:p>
      <text:p text:style-name="P44"/>
      <text:p text:style-name="P32"><text:span text:style-name="T9">*</text:span><text:span text:style-name="T14">Methods with enclosing dunders are called magic methods, </text:span><text:span text:style-name="T15">we cannot use this notation to declare attributes or methods</text:span></text:p>
      <text:p text:style-name="P49">eg:</text:p>
      <text:p text:style-name="P45"/>
      <text:p text:style-name="P45">Class Person:</text:p>
      <text:p text:style-name="P45"><text:tab/>def __init__(self, name):</text:p>
      <text:p text:style-name="P45"><text:tab/><text:tab/>self.name = name</text:p>
      <text:p text:style-name="P45"><text:tab/></text:p>
      <text:p text:style-name="P45"><text:tab/>def __str__(self):</text:p>
      <text:p text:style-name="P37"><text:span text:style-name="T8"><text:tab/><text:tab/>return "This person is " + </text:span><text:span text:style-name="T18">self.name</text:span></text:p>
      <text:p text:style-name="P46"/>
      <text:p text:style-name="P47">me = Person("Mohamed Yamani")</text:p>
      <text:p text:style-name="P47">print(me)</text:p>
      <text:p text:style-name="P47">#"This person is Mohamed Yamani"</text:p>
      <text:p text:style-name="P47"/>
      <text:p text:style-name="P47">#If the magic method __str__ wasn't defined:</text:p>
      <text:p text:style-name="P47"/>
      <text:p text:style-name="P47">print(me)</text:p>
      <text:p text:style-name="P47">#&lt;__main__.Person object at some hex value&gt;</text:p>
      <text:p text:style-name="P44"/>
      <text:p text:style-name="P39">!!<text:span text:style-name="T22">The fastest way to remove duplicates from a list is to convert it to a set (because sets contain unique values, </text:span><text:span text:style-name="T23">but they're not ordered)</text:span></text:p>
      <text:p text:style-name="P39"><text:soft-page-break/></text:p>
      <text:p text:style-name="P39">!!<text:span text:style-name="T23">Sorting in-place ( list.sort() ) is 6 times faster than creating a new list ( sorted(list) )</text:span></text:p>
      <text:p text:style-name="P39"/>
      <text:p text:style-name="P44">*<text:span text:style-name="T23">To check if a list is empty, the fastest way is:</text:span></text:p>
      <text:p text:style-name="P44"/>
      <text:p text:style-name="P51">if not a_list:</text:p>
      <text:p text:style-name="P51"><text:tab/>do something</text:p>
      <text:p text:style-name="P51"/>
      <text:p text:style-name="P51"/>
      <text:p text:style-name="P52">*The performance between lambdas and functions <text:span text:style-name="T24">is exactly the same</text:span></text:p>
      <text:p text:style-name="P52"/>
      <text:p text:style-name="P52">*<text:span text:style-name="T24">Declaring values with literals is much faster than with functions like ( list(), dict()…)</text:span></text:p>
      <text:p text:style-name="P52"/>
      <text:p text:style-name="P52">*<text:span text:style-name="T25">Assigning multiples values to multiples variables in one line is 25% faster than separately.</text:span></text:p>
      <text:p text:style-name="P52"/>
      <text:p text:style-name="P52">*<text:span text:style-name="T26">Look up for local variables is faster than for global o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22:14:20.791829293</meta:creation-date>
    <meta:generator>LibreOffice/6.4.6.2$Linux_X86_64 LibreOffice_project/40$Build-2</meta:generator>
    <dc:date>2021-01-24T16:27:28.796959521</dc:date>
    <meta:editing-duration>PT4H50M49S</meta:editing-duration>
    <meta:editing-cycles>10</meta:editing-cycles>
    <meta:document-statistic meta:table-count="0" meta:image-count="0" meta:object-count="0" meta:page-count="7" meta:paragraph-count="92" meta:word-count="803" meta:character-count="4852" meta:non-whitespace-character-count="4122"/>
  </office:meta>
</office:document-meta>
</file>